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P3" style:family="paragraph" style:parent-style-name="Standard">
      <style:text-properties fo:color="#1155cc" fo:font-style="italic" style:text-underline-style="solid" style:text-underline-width="auto" style:text-underline-color="font-color" style:font-style-asian="italic"/>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text-properties style:text-underline-style="solid" style:text-underline-width="auto" style:text-underline-color="font-color" fo:font-weight="bold" fo:background-color="#ff3333" style:font-weight-asian="bold"/>
    </style:style>
    <style:style style:name="P6"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Times New Roman" fo:font-size="12pt" style:font-size-asian="12pt" style:font-size-complex="12pt"/>
    </style:style>
    <style:style style:name="P8"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tyle="italic" style:font-style-asian="italic"/>
    </style:style>
    <style:style style:name="P10"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000000" style:font-name="Times New Roman" fo:font-size="12pt" fo:font-weight="normal" fo:background-color="#ffffff"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14" style:family="paragraph" style:parent-style-name="Standard">
      <style:paragraph-properties fo:margin-left="0cm" fo:margin-right="0cm" fo:text-indent="0cm" style:auto-text-indent="false"/>
      <style:text-properties fo:color="#000000" style:font-name="Times New Roman" fo:font-size="16pt" style:text-underline-style="solid" style:text-underline-width="auto" style:text-underline-color="font-color" fo:font-weight="bold" fo:background-color="#ffffff" style:font-size-asian="16pt" style:font-weight-asian="bold" style:font-size-complex="16pt" style:font-weight-complex="bold"/>
    </style:style>
    <style:style style:name="P15"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1.27cm" fo:margin-right="0cm" fo:text-indent="1.27cm" style:auto-text-indent="false"/>
    </style:style>
    <style:style style:name="P18" style:family="paragraph" style:parent-style-name="Standard">
      <style:paragraph-properties fo:margin-left="1.27cm" fo:margin-right="0cm" fo:text-indent="-0.635cm" style:auto-text-indent="false"/>
    </style:style>
    <style:style style:name="P19" style:family="paragraph" style:parent-style-name="Standard" style:list-style-name="L1">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0" style:family="paragraph" style:parent-style-name="Standard" style:list-style-name="L2">
      <style:paragraph-properties fo:margin-left="0cm" fo:margin-right="0cm" fo:text-indent="0cm" style:auto-text-indent="false"/>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text-properties fo:color="#000000" style:font-name="Times New Roman" fo:font-size="16pt" style:text-underline-style="solid" style:text-underline-width="auto" style:text-underline-color="font-color" fo:font-weight="bold" fo:background-color="#ffffff" style:font-size-asian="16pt" style:font-weight-asian="bold" style:font-size-complex="16pt" style:font-weight-complex="bold"/>
    </style:style>
    <style:style style:name="P22" style:family="paragraph" style:parent-style-name="Standard" style:master-page-name="Standard">
      <style:paragraph-properties style:page-number="auto"/>
    </style:style>
    <style:style style:name="P23" style:family="paragraph" style:parent-style-name="Standard" style:list-style-name="WWNum3">
      <style:paragraph-properties fo:margin-left="1.27cm" fo:margin-right="0cm" fo:text-indent="-0.635cm" style:auto-text-indent="false"/>
      <style:text-properties fo:font-style="italic" style:font-style-asian="italic"/>
    </style:style>
    <style:style style:name="P24" style:family="paragraph" style:parent-style-name="Standard" style:list-style-name="WWNum2">
      <style:paragraph-properties fo:margin-left="1.27cm" fo:margin-right="0cm" fo:text-indent="-0.635cm" style:auto-text-indent="false"/>
    </style:style>
    <style:style style:name="P25" style:family="paragraph" style:parent-style-name="Standard" style:list-style-name="WWNum1">
      <style:paragraph-properties fo:margin-left="1.27cm" fo:margin-right="0cm" fo:text-indent="-0.635cm" style:auto-text-indent="false"/>
    </style:style>
    <style:style style:name="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3"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weight="normal" fo:background-color="#ffffff" style:font-size-asian="12pt" style:font-weight-asian="normal" style:font-size-complex="12pt" style:font-weight-complex="normal"/>
    </style:style>
    <style:style style:name="T5" style:family="text">
      <style:text-properties fo:color="#808080" style:font-name="Arial1" fo:font-size="11pt" style:font-name-asian="Arial2" style:font-size-asian="11pt" style:font-name-complex="Arial2" style:font-size-complex="11pt"/>
    </style:style>
    <style:style style:name="T6" style:family="text">
      <style:text-properties fo:color="#808080" style:font-name="Arial1" fo:font-size="11pt" fo:font-style="italic" style:font-name-asian="Arial2" style:font-size-asian="11pt" style:font-style-asian="italic" style:font-name-complex="Arial2" style:font-size-complex="11pt"/>
    </style:style>
    <style:style style:name="T7" style:family="text">
      <style:text-properties fo:font-style="italic" style:font-style-asian="italic"/>
    </style:style>
    <style:style style:name="T8" style:family="text">
      <style:text-properties fo:font-style="italic" fo:background-color="#ff3333" style:font-style-asian="italic"/>
    </style:style>
    <style:style style:name="T9" style:family="text">
      <style:text-properties fo:font-weight="bold" style:font-weight-asian="bold"/>
    </style:style>
    <style:style style:name="T10" style:family="text">
      <style:text-properties fo:color="#000000" style:font-name="Times New Roman" fo:font-size="12pt" fo:font-weight="normal" fo:background-color="#ffffff" style:font-size-asian="12pt" style:font-weight-asian="normal" style:font-size-complex="12pt" style:font-weight-complex="normal"/>
    </style:style>
    <text:list-style style:name="L1">
      <text:list-level-style-number text:level="1" text:style-name="Numbering_20_Symbols" style:num-suffix="."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ab/></text:p>
      <text:p text:style-name="P9">Participants :</text:p>
      <text:list xml:id="list8365895161643601716" text:style-name="WWNum3">
        <text:list-item>
          <text:p text:style-name="P23">RAT Quentin</text:p>
        </text:list-item>
        <text:list-item>
          <text:p text:style-name="P23">WONG Jason</text:p>
        </text:list-item>
        <text:list-item>
          <text:p text:style-name="P23">KAING Jack</text:p>
        </text:list-item>
        <text:list-item>
          <text:p text:style-name="P23">DOS SANTOS Jeremy</text:p>
        </text:list-item>
        <text:list-item>
          <text:p text:style-name="P23">MOUGAMMADOUARIBOU Fahath</text:p>
        </text:list-item>
      </text:list>
      <text:p text:style-name="Standard"/>
      <text:p text:style-name="P9">Groupe de TD : A1</text:p>
      <text:p text:style-name="Title"><text:bookmark text:name="h.n8xa3yc0kshi"/>Projet jeu semestre 3</text:p>
      <text:p text:style-name="Standard"/>
      <text:h text:style-name="Heading_20_1" text:outline-level="1"><text:bookmark text:name="h.ntswfb8a7qxm"/>Déroulement du projet</text:h>
      <text:p text:style-name="Standard"/>
      <text:p text:style-name="Standard"><text:span text:style-name="T7">Tableau d’avancement : </text:span><text:span text:style-name="T8">Mettre le lien</text:span></text:p>
      <text:p text:style-name="P3"/>
      <text:p text:style-name="P8">Résumé du projet:</text:p>
      <text:p text:style-name="P6">Le but du projet est de est de créer une boite à outils d’arithmétique avec les technologies du web qui sera par la suite intégrer à Ataraxy. Pour le projet nous utiliserons les langages tel que le PHP, HTML, CSS et le languages de compilation mathématique LaTeX. Ce projet sera évaluer par notre enseignant et client Mr Hébert. Il s'agit de réaliser ce projet <text:s/>pendant le S3 pour cela nous seront cinq pour développer le projet, Quentin Rat sera le chef de projet charger de le rendre.</text:p>
      <text:p text:style-name="P6">La création de divers diagramme sera demander. Nous utiliserons essentiellement texMaker comme logiciel.</text:p>
      <text:p text:style-name="Standard"/>
      <text:p text:style-name="Standard"/>
      <text:p text:style-name="Standard">Le projet vas se dérouler en 4 grande parties:</text:p>
      <text:p text:style-name="Standard"><text:tab/>-La première partie consiste à:</text:p>
      <text:p text:style-name="Standard"><text:tab/><text:tab/>-Mettre en place un espace de partage Gmail Github pour pouvoir travailler a <text:tab/><text:tab/><text:tab/>distance</text:p>
      <text:p text:style-name="Standard"><text:tab/><text:tab/>-Prendre en main les logiciels et langages tel que Latex et Github</text:p>
      <text:p text:style-name="Standard"><text:tab/><text:tab/>-Nous allons concevoir des diagrammes pour modéliser le projet</text:p>
      <text:p text:style-name="Standard"><text:tab/><text:tab/>-Il faudra planifier les tâches avec GanttProject</text:p>
      <text:p text:style-name="P16">-La deuxième partie consiste à:</text:p>
      <text:p text:style-name="P17">-Schématiser sur papier un aperçue graphique de la page web</text:p>
      <text:p text:style-name="P17">-Créer un logo pour la page (en .svg)</text:p>
      <text:p text:style-name="P17">-Commencer à développer en HTML et CSS le squelette de la page web</text:p>
      <text:p text:style-name="Standard"><text:tab/>-La troisième partie consiste à:</text:p>
      <text:p text:style-name="Standard"><text:tab/><text:tab/>-Commencer à coder les différentes fonctionnalités en PHP (ex: PGCD...)</text:p>
      <text:p text:style-name="Standard"><text:tab/><text:tab/>-Intégrer la fonctionnalités précédente au menu</text:p>
      <text:p text:style-name="Standard"><text:tab/><text:tab/>-Faire la partie ou l'ont générer le code Latex</text:p>
      <text:p text:style-name="Standard"><text:tab/><text:tab/>(c'est trois sous partis se feront petit à petit en fonction de l'avancement du cours de <text:tab/><text:tab/>crypto)</text:p>
      <text:p text:style-name="Standard"><text:tab/>-La quatrième partie consiste à:</text:p>
      <text:p text:style-name="Standard"><text:tab/><text:tab/>-Corriger les erreurs</text:p>
      <text:p text:style-name="Standard"><text:tab/><text:tab/>-Tester toute les fonctionnalités</text:p>
      <text:p text:style-name="Standard"><text:soft-page-break/></text:p>
      <text:p text:style-name="P4">Contraintes:</text:p>
      <text:p text:style-name="Standard"><text:span text:style-name="T9">Temps:</text:span> Notre principal contrainte sur ce projet sera le temps, il faudra impérativement respecter le délai.</text:p>
      <text:p text:style-name="Standard"/>
      <text:p text:style-name="P4">Objectifs (classement coût, délai, qualité):</text:p>
      <text:p text:style-name="Standard"><text:span text:style-name="T9">1ère:</text:span> il faut respecter le délai et il faudra procéder a une présentation final, il y aussi des revues toute les semaines pour voir l'avancement du projet.</text:p>
      <text:p text:style-name="Standard"><text:span text:style-name="T9">2ème:</text:span> il faut que la page web soit bien coder c’est a dire pas de beug et de dysfonctionnement</text:p>
      <text:p text:style-name="Standard"><text:span text:style-name="T9">3ème:</text:span> Le coût de la page web est nulle</text:p>
      <text:p text:style-name="Standard"/>
      <text:p text:style-name="Standard"/>
      <text:p text:style-name="P7">La page web est un site développer dans les languages HTML, CSS, PHP et LaTeX, c'est une une boite à outils d’arithmétique qui sera par la suite intégrer à Ataraxy, les différent outils developper seront des algorithmes d’arithmétique vue en cour de S3 (ex: PGCD, codage César...). La page web sera constituer d'un menu a gauche ou il y aura plusieurs onglet répertorier chaque onglet correspondra à un algorithme vue en cour. La page devra aussi générer du code Latex a partir des détails du résultat du calcul obtenue, il devra être aussi possible de télécharger ce code.</text:p>
      <text:p text:style-name="Standard"/>
      <text:p text:style-name="Standard">Les parties prenantes du projet son les cinq développeur et le professeur et aussi client qui sera la pour noter notre travail et nous aidez.</text:p>
      <text:p text:style-name="Standard"/>
      <text:p text:style-name="Standard"/>
      <text:p text:style-name="P4">Les Risques:</text:p>
      <text:p text:style-name="P5">Voir document « Risques.xls »</text:p>
      <text:p text:style-name="Standard"/>
      <text:p text:style-name="Standard">Les risques du projet sont :</text:p>
      <text:p text:style-name="Standard">- Il se blesse pendant la période du projet</text:p>
      <text:p text:style-name="Standard">- Tombe malade</text:p>
      <text:p text:style-name="Standard">- Surcharge de travail</text:p>
      <text:p text:style-name="Standard">- Perte de donner (ex : perte du code)</text:p>
      <text:p text:style-name="Standard">- Mauvaise planification du temps de travail</text:p>
      <text:p text:style-name="Standard">- Beug pendant la présentation final</text:p>
      <text:p text:style-name="Standard">- Trop s'éloigner du sujet donner</text:p>
      <text:p text:style-name="Standard">- Être trop ambitieux</text:p>
      <text:p text:style-name="Standard"/>
      <text:p text:style-name="Standard">Les 2 risques ayant la plus grande probabilité de se réaliser sont:</text:p>
      <text:p text:style-name="Standard">- Surcharge de travail</text:p>
      <text:p text:style-name="Standard">- Mauvaise planification du temps de travail</text:p>
      <text:p text:style-name="Standard"/>
      <text:p text:style-name="Standard">Pour être sur que ces situations n'arrive pas nous allons prendre soin de bien rédiger les taches a accomplir et bien organiser son temps pour ne pas être surmener de travail.</text:p>
      <text:p text:style-name="Standard">Si un des risques cités venait à se produire il faudrait tout de suite le corriger pour ne pas mettre en</text:p>
      <text:p text:style-name="Standard">péril l'avancement du projet.</text:p>
      <text:h text:style-name="Heading_20_1" text:outline-level="1"><text:bookmark text:name="h.rdmxf6tz9myb"/><text:soft-page-break/>Diagramme de cas d’utilisation</text:h>
      <text:h text:style-name="Heading_20_1" text:outline-level="1"><text:bookmark text:name="h.ue8ii0zcb8on"/>Documentation des cas d’utilisation</text:h>
      <text:h text:style-name="Heading_20_2" text:outline-level="2"><text:bookmark text:name="h.8r7og83l19p0"/>Digramme cas d’utilisation</text:h>
      <text:p text:style-name="Standard"/>
      <text:h text:style-name="Heading_20_3" text:outline-level="3"><text:bookmark text:name="h.s1r951m08jx4"/>Description</text:h>
      <text:p text:style-name="Standard">Notre diagramme de cas d’utilisation est constitué de 1 acteur, qui est l'utilisateur du site, il choisit un </text:p>
      <text:p text:style-name="Standard"/>
      <text:h text:style-name="Heading_20_3" text:outline-level="3"><text:bookmark text:name="h.elq88atywj2q"/>Acteurs impliqués</text:h>
      <text:list xml:id="list2443674414442231495" text:style-name="WWNum2">
        <text:list-item>
          <text:p text:style-name="P24">Utilisateur (acteur primaire)</text:p>
        </text:list-item>
      </text:list>
      <text:p text:style-name="Standard"/>
      <text:h text:style-name="Heading_20_3" text:outline-level="3"><text:bookmark text:name="h.9f8g16xcfis2"/>Déroulement du cas d'utilisation</text:h>
      <text:list xml:id="list6311741067578302704" text:style-name="WWNum1">
        <text:list-item>
          <text:p text:style-name="P25">Choisir une catégorie dans le menu</text:p>
        </text:list-item>
        <text:list-item>
          <text:p text:style-name="P25">Taper les informations demander (nombre...)</text:p>
        </text:list-item>
        <text:list-item>
          <text:p text:style-name="P25">Telecharger le code LaTeX</text:p>
        </text:list-item>
      </text:list>
      <text:p text:style-name="P18"/>
      <text:p text:style-name="P18"/>
      <text:p text:style-name="P15">USER STORIES:</text:p>
      <text:p text:style-name="P12">1.</text:p>
      <text:p text:style-name="P12">En tant qu'utilisateur je veut pourvoir calculer le pgcd afin de <text:s/>connaître le plus grand diviseur commun.</text:p>
      <text:p text:style-name="P12"/>
      <text:p text:style-name="P12">2.</text:p>
      <text:p text:style-name="P12">En tant qu'utilisateur je veut pourvoir calculer le plus grand commun diviseur (pgcd) en appliquant l'algorithme d’Euclide étendue afin de connaître le pgcd de deux nombres et d'avoir le détail du calcul sous forme d'un tableau (a, b, r, q).</text:p>
      <text:p text:style-name="P12"><text:line-break/>3.</text:p>
      <text:p text:style-name="P11"><text:span text:style-name="T10">En tant qu'utilisateur je veut pourvoir</text:span><text:span text:style-name="T3"> calculer non seulement leur </text:span><text:a xlink:type="simple" xlink:href="https://fr.wikipedia.org/wiki/Plus_grand_commun_diviseur" text:style-name="Internet_20_link" text:visited-style-name="Visited_20_Internet_20_Link"><text:span text:style-name="T2">plus grand commun diviseur</text:span></text:a><text:span text:style-name="T4"> </text:span><text:span text:style-name="T3">(PGCD), mais aussi un de leurs couples de </text:span><text:span text:style-name="T2">coefficients de Bézout afin de connaître le pgcd et d'avoir le détail du calcul sous forme d'un tableau (a, b, r, q, u, v).</text:span></text:p>
      <text:p text:style-name="P12"/>
      <text:p text:style-name="P12">4.</text:p>
      <text:p text:style-name="P12">En tant qu'utilisateur je veut pourvoir calculer l'inverse modulaire d'un nombre afin de savoir si <text:s/>l'inverse de se nombre modulo n, existe ou non.</text:p>
      <text:p text:style-name="P12"/>
      <text:p text:style-name="P12">5.</text:p>
      <text:p text:style-name="P12">En tant qu'utilisateur je veut pourvoir calculer les puissance modulaires communément appelé exponentiation modulaire rapide afin de connaître les puissances entières d'un nombre.</text:p>
      <text:p text:style-name="P12"/>
      <text:p text:style-name="P12"/>
      <text:p text:style-name="P12"><text:soft-page-break/>6.</text:p>
      <text:p text:style-name="P12">En tant qu'utilisateur je veut pourvoir calculer les diviseurs d'un nombre grâce à l'algorithme de factorisation afin de connaître tout les diviseurs de se nombre et ensuite d'avoir la décomposition en produits de nombres premiers de se nombre.</text:p>
      <text:p text:style-name="P12"/>
      <text:p text:style-name="P12">7.</text:p>
      <text:p text:style-name="P12">En tant qu'utilisateur je veut pourvoir calculer l'inverse d'une matrice modulaire afin de connaître l'inverse d'une matrice cette fonction sera aussi utile pour décrypter un code crypter avec le chiffrement de Hill.</text:p>
      <text:p text:style-name="P12"/>
      <text:p text:style-name="P12">8.</text:p>
      <text:p text:style-name="P12">En tant qu'utilisateur je veut pourvoir afficher la liste des nombres premier jusqu'à n afin de savoir si un nombre est premier ou pas.</text:p>
      <text:p text:style-name="P12"/>
      <text:p text:style-name="P12">9.</text:p>
      <text:p text:style-name="P12">En tant qu'utilisateur je veut pourvoir calculer la valuation p-adique afin de connaître de connaître la valuation p-adique de ce nombre.</text:p>
      <text:p text:style-name="P12"/>
      <text:p text:style-name="P12">10.</text:p>
      <text:p text:style-name="P12">En tant qu'utilisateur je veut pourvoir calculer la congruence afin de résoudre par exemple des équation diophantiennes.</text:p>
      <text:p text:style-name="P12"/>
      <text:p text:style-name="P12">11.</text:p>
      <text:p text:style-name="P12">En tant qu'utilisateur je veut pourvoir crypter et décrypter un message chiffré avec un chiffrement de Hill afin pour pourvoir lire clairement se message ou pour le cacher.</text:p>
      <text:p text:style-name="P12"/>
      <text:p text:style-name="P12">12.</text:p>
      <text:p text:style-name="P12">En tant qu'utilisateur je veut que le résultat de mes calculs soit afficher avec du LateX afin d'avoir un affichage plus esthétique.</text:p>
      <text:p text:style-name="P12"/>
      <text:p text:style-name="P12">13.</text:p>
      <text:p text:style-name="P12">En tant qu'utilisateur je veut pouvoir saisir des nombre très grand afin de de pourvoir faire différents calcul (pgcd, congruence...) avec ces grand nombres.</text:p>
      <text:p text:style-name="P12"/>
      <text:p text:style-name="P12">14.</text:p>
      <text:p text:style-name="P12">En tant qu'utilisateur je veut pourvoir faire une attaque par force brut par dictionnaire afin de décrypter les messages.</text:p>
      <text:p text:style-name="P12"/>
      <text:p text:style-name="P12">15.</text:p>
      <text:p text:style-name="P12">En tant qu'utilisateur je veut pouvoir naviguer sur la page web simplement afin de ne pas perdre de temps.</text:p>
      <text:p text:style-name="P12"/>
      <text:p text:style-name="P12">16.</text:p>
      <text:p text:style-name="P12">En tant qu'utilisateur je veut pourvoir crypter et décrypter un message chiffré en césar afin pour pourvoir lire clairement se message ou pour le cacher.</text:p>
      <text:p text:style-name="P12"/>
      <text:p text:style-name="P12"/>
      <text:p text:style-name="P12"><text:soft-page-break/>17.</text:p>
      <text:p text:style-name="P12">En tant qu'utilisateur je veut pourvoir crypter et décrypter un message avec la méthode affine afin pour pourvoir lire clairement se message ou pour le cacher.</text:p>
      <text:p text:style-name="P12"/>
      <text:p text:style-name="P14">Stories techniques</text:p>
      <text:p text:style-name="P13"/>
      <text:p text:style-name="P13">18.</text:p>
      <text:p text:style-name="P13">En tant que développeur, je doit installer le logiciel Wamp/Mamp afin de pourvoir exécuter du code php.</text:p>
      <text:p text:style-name="P13"/>
      <text:p text:style-name="P13">19.</text:p>
      <text:p text:style-name="P13">En tant que développeur, je doit disposer d'un gitHub afin de pourvoir partager mon code avec le reste de l'équipe.</text:p>
      <text:p text:style-name="P13"/>
      <text:p text:style-name="P13">20.</text:p>
      <text:p text:style-name="P13">En tant que développeur, je veut pourvoir disposer d'un groupe de messagerie afin de pouvoir discuter avec le reste de l'équipe projet sur par exemple un problème rencontré.</text:p>
      <text:p text:style-name="P13"/>
      <text:p text:style-name="P14">Stories</text:p>
      <text:p text:style-name="P13">1. créer une fonction PGCD</text:p>
      <text:p text:style-name="P13">2. créer une fonction Euclide</text:p>
      <text:p text:style-name="P13">3. créer une fonction Euclide étendu</text:p>
      <text:p text:style-name="P13">4. créer une fonction Inverse modulaire</text:p>
      <text:p text:style-name="P13">5. créer une fonction Exponentiation modulaire rapide</text:p>
      <text:p text:style-name="P13">6. créer une fonction Algorithme de factorisation</text:p>
      <text:p text:style-name="P13">7. créer une fonction Inverse d'une matrice modulaire</text:p>
      <text:p text:style-name="P13">8. créer une fonction Test de primalité</text:p>
      <text:p text:style-name="P13">9. créer une fonction Valuation p-adique</text:p>
      <text:p text:style-name="P13">10. créer une fonction Congruence</text:p>
      <text:p text:style-name="P13">11. créer une fonction Chiffrement Hill</text:p>
      <text:p text:style-name="P13">12. afficher le résultat de toute les fonction en LateX</text:p>
      <text:p text:style-name="P13">13. inclure la bibliothèque GMP au fonction pour pourvoir manipuler des grand nombre</text:p>
      <text:p text:style-name="P13">14. faire des attaque par force brute avec dictionnaire</text:p>
      <text:p text:style-name="P13">15. faire une page web ergonomique et simple avec un menu</text:p>
      <text:p text:style-name="P13">16. créer une fonction chiffrement Cesar</text:p>
      <text:list xml:id="list5960802182615273120" text:style-name="L1">
        <text:list-header>
          <text:p text:style-name="P19">17.créer une fonction chiffrement Affine<text:line-break/>18.Installer logiciel requis pour le projet<text:line-break/>19.Installer gitHub et apprendre à maitriser gitHub<text:line-break/>20.Créer un espace de messagerie pour pouvoir échanger</text:p>
        </text:list-header>
      </text:list>
      <text:p text:style-name="P13"/>
      <text:p text:style-name="P14">Estimation du temps</text:p>
      <text:p text:style-name="P13">1. 2<text:line-break/>2. 4<text:line-break/>3. 5<text:line-break/>4. 2<text:line-break/>5. 3<text:line-break/><text:soft-page-break/>6. 2<text:line-break/>7. 8<text:line-break/>8. 3<text:line-break/>9. 2<text:line-break/>10. 2<text:line-break/>11. 15<text:line-break/>12. 15<text:line-break/>13. 20</text:p>
      <text:p text:style-name="P13">14. 10</text:p>
      <text:p text:style-name="P13">15. 18</text:p>
      <text:list xml:id="list5567316160881429137" text:style-name="L2">
        <text:list-header>
          <text:p text:style-name="P20">16. 15<text:line-break/>17. 15<text:line-break/>18. 1<text:line-break/>19. 1<text:line-break/>20. 1</text:p>
        </text:list-header>
      </text:list>
      <text:p text:style-name="P13"/>
      <text:p text:style-name="P13">Total= 142 points</text:p>
      <text:p text:style-name="P13"/>
      <text:p text:style-name="P13">Liste des Sprints: </text:p>
      <text:p text:style-name="P13"/>
      <text:p text:style-name="P13">Sprint 1 - Date Limite : 12 octobre <text:s text:c="2"/>- Cout : 21 </text:p>
      <text:p text:style-name="P13">-Cas 18 : Installer logiciel requis pour le projet<text:line-break/>-Cas 19 : Installer gitHub et apprendre à maitriser gitHub<text:line-break/>-Cas 20 : Créer un espace de messagerie pour pouvoir échanger</text:p>
      <text:p text:style-name="P13">-Cas 15 : faire une page web ergonomique et simple avec un menu</text:p>
      <text:p text:style-name="P13"><text:tab/>-Schématiser sur papier un aperçue de la page web</text:p>
      <text:p text:style-name="P13"><text:tab/>-Créer un logo</text:p>
      <text:p text:style-name="P13"><text:tab/>-Créer le squelette de la page</text:p>
      <text:p text:style-name="P13"><text:tab/><text:tab/><text:tab/> <text:tab/><text:tab/> </text:p>
      <text:p text:style-name="P13">Sprint 2 - Date Limite : 2 novembre - Cout: 91 </text:p>
      <text:p text:style-name="P13">-Cas 1 : créer une fonction PGCD</text:p>
      <text:p text:style-name="P13">-Cas 2 : créer une fonction Euclide</text:p>
      <text:p text:style-name="P13">-Cas 3 : créer une fonction Euclide étendu</text:p>
      <text:p text:style-name="P13">-Cas 4 : créer une fonction Inverse modulaire</text:p>
      <text:p text:style-name="P13">-Cas 5 : créer une fonction Exponentiation modulaire rapide</text:p>
      <text:p text:style-name="P13">-Cas 6 : créer une fonction Algorithme de factorisation</text:p>
      <text:p text:style-name="P13">-Cas 7 : créer une fonction Inverse d'une matrice modulaire</text:p>
      <text:p text:style-name="P13">-Cas 8 : créer une fonction Test de primalité</text:p>
      <text:p text:style-name="P13">-Cas 9 : créer une fonction Valuation p-adique</text:p>
      <text:p text:style-name="P13">-Cas 10 : créer une fonction Congruence</text:p>
      <text:p text:style-name="P13">-Cas 11 : créer une fonction Chiffrement Hill</text:p>
      <text:p text:style-name="P13">-Cas 16 : créer une fonction chiffrement Cesar</text:p>
      <text:p text:style-name="P13">-Cas 17 : créer une fonction chiffrement Affine</text:p>
      <text:p text:style-name="P13">-Cas 12 : afficher le résultat de toute les fonction en LateX</text:p>
      <text:p text:style-name="P13"/>
      <text:p text:style-name="P13">RENDRE UNE VERSION BETA DU PROJET LE 2 NOVEMBRE</text:p>
      <text:p text:style-name="P13"/>
      <text:p text:style-name="P13"><text:soft-page-break/></text:p>
      <text:p text:style-name="P13">Sprint 3 - Date Limite : xxxx - Cout : 30 </text:p>
      <text:p text:style-name="P13">-Cas 13 : inclure la bibliothèque GMP au fonction pour pourvoir manipuler des grand nombre</text:p>
      <text:p text:style-name="P13">-Cas 14 : faire des attaque par force brute avec dictionnaire</text:p>
      <text:p text:style-name="P13"/>
      <text:p text:style-name="P13">Correction des bugs après l'ajout sur ataraxy.</text:p>
      <text:p text:style-name="P13">Modifier Sprint 2 car trop long</text:p>
      <text:p text:style-name="P13"/>
      <text:p text:style-name="P13">Répartition des taches :</text:p>
      <text:p text:style-name="P13">-Fonction PGCD =&gt;Jeremy</text:p>
      <text:p text:style-name="P13">-Fonction Euclide =&gt;Jeremy</text:p>
      <text:p text:style-name="P13">-Fonction Euclide étendu =&gt;Quentin</text:p>
      <text:p text:style-name="P13">-Fonction Inverse modulaire =&gt;Jack</text:p>
      <text:p text:style-name="P13">-Fonction Exponentiation modulaire rapide =&gt;Jack</text:p>
      <text:p text:style-name="P13">-Fonction Algorithme de factorisation =&gt; ?</text:p>
      <text:p text:style-name="P13">-Fonction Inverse d'une matrice modulaire =&gt; Quentin</text:p>
      <text:p text:style-name="P13">-Fonction Test de primalité =&gt; Jeremy</text:p>
      <text:p text:style-name="P13">-Fonction Valuation p-adique =&gt; Jeremy</text:p>
      <text:p text:style-name="P13">-Fonction Congruence =&gt; Jack</text:p>
      <text:p text:style-name="P13">-Fonction Chiffrement Hill =&gt;Fahath</text:p>
      <text:p text:style-name="P13">-Fonction chiffrement Cesar =&gt; Jason</text:p>
      <text:p text:style-name="P13">-Fonction chiffrement Affine =&gt; Quent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fr" fo:country="FR" fo:font-style="normal" style:text-underline-style="none" fo:font-weight="normal" style:font-size-asian="12pt" style:language-asian="zh" style:country-asian="CN" style:font-style-asian="normal" style:font-weight-asian="normal" style:font-size-complex="12pt" style:language-complex="hi" style:country-complex="IN"/>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position="0% 100%" style:font-name="Times New Roman" fo:font-size="12pt" fo:language="fr" fo:country="FR" fo:font-style="normal" style:text-underline-style="none" fo:font-weight="normal"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fo:font-variant="normal" fo:text-transform="none"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top="0.423cm" fo:margin-bottom="0.106cm" fo:line-height="100%" fo:keep-with-next="always"/>
      <style:text-properties fo:font-variant="normal" fo:text-transform="none"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top="0.423cm" fo:margin-bottom="0.106cm" fo:line-height="100%" fo:keep-with-next="always"/>
      <style:text-properties fo:font-variant="normal" fo:text-transform="none"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top="0.423cm" fo:margin-bottom="0.106cm"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top="0.423cm" fo:margin-bottom="0.106cm"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top="0.423cm" fo:margin-bottom="0.106cm"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margin-top="0.423cm" fo:margin-bottom="0.106cm" fo:line-height="100%" fo:text-align="center" style:justify-single-word="false"/>
      <style:text-properties fo:font-variant="normal" fo:text-transform="none" style:font-name="Arial1" fo:font-size="16pt" fo:font-weight="bold" style:font-name-asian="Arial2" style:font-size-asian="16pt" style:font-weight-asian="bold" style:font-name-complex="Arial2" style:font-size-complex="16pt" style:font-weight-complex="bold"/>
    </style:style>
    <style:style style:name="Subtitle" style:family="paragraph" style:parent-style-name="normal" style:next-style-name="Text_20_body" style:default-outline-level="" style:list-style-name="" style:class="chapter">
      <style:paragraph-properties fo:margin-top="0cm" fo:margin-bottom="0.106cm" fo:line-height="100%" fo:text-align="center" style:justify-single-word="false"/>
      <style:text-properties fo:font-variant="normal" fo:text-transform="none" style:font-name="Arial1" fo:font-size="14pt" fo:font-style="italic" style:font-name-asian="Arial2" style:font-size-asian="14pt" style:font-style-asian="italic" style:font-name-complex="Arial2"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999999" style:font-name="Arial1" fo:font-size="10pt" style:font-name-asian="Arial2" style:font-size-asian="10pt" style:font-name-complex="Arial2" style:font-size-complex="10pt"/>
    </style:style>
    <style:style style:name="MP2" style:family="paragraph" style:parent-style-name="Standard">
      <style:paragraph-properties fo:text-align="center" style:justify-single-word="false"/>
      <style:text-properties style:font-name="Arial1" fo:font-size="10pt" fo:font-weight="bold" style:font-name-asian="Arial2" style:font-size-asian="10pt" style:font-weight-asian="bold" style:font-name-complex="Arial2" style:font-size-complex="10pt"/>
    </style:style>
    <style:style style:name="MP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keep-with-next="auto"/>
    </style:style>
    <style:style style:name="MT1" style:family="text">
      <style:text-properties fo:font-variant="normal" fo:text-transform="none" fo:color="#80808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MT2" style:family="text">
      <style:text-properties fo:color="#808080" style:font-name="Arial1" fo:font-size="11pt" style:font-name-asian="Arial2" style:font-size-asian="11pt" style:font-name-complex="Arial2" style:font-size-complex="11pt"/>
    </style:style>
    <style:style style:name="MT3" style:family="text">
      <style:text-properties fo:color="#808080" style:font-name="Arial1" fo:font-size="11pt" fo:font-style="italic" style:font-name-asian="Arial2" style:font-size-asian="11pt" style:font-style-asian="italic" style:font-name-complex="Arial2" style:font-size-complex="11pt"/>
    </style:style>
    <style:page-layout style:name="Mpm1">
      <style:page-layout-properties fo:page-width="21.001cm" fo:page-height="29.7cm" style:num-format="1" style:print-orientation="portrait" fo:margin-top="2.54cm" fo:margin-bottom="2.54cm" fo:margin-left="2cm" fo:margin-right="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Projet tutoré S3 2016</text:p>
        <text:p text:style-name="MP2">Documentation</text:p>
      </style:header>
      <style:footer>
        <text:p text:style-name="MP3"><text:span text:style-name="MT1">Groupe de projet : </text:span><text:span text:style-name="MT2">RAT, WONG, </text:span><text:span text:style-name="MT3">KAING, DOS SANTOS, MOUGAMMADOUARIBOU</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11-01T19:12:05.02</dc:date>
    <dc:creator>Quentin Rat</dc:creator>
    <meta:generator>OpenOffice/4.1.1$Win32 OpenOffice.org_project/411m6$Build-9775</meta:generator>
    <meta:editing-duration>PT7H19M19S</meta:editing-duration>
    <meta:editing-cycles>46</meta:editing-cycles>
    <meta:document-statistic meta:table-count="0" meta:image-count="0" meta:object-count="0" meta:page-count="7" meta:paragraph-count="180" meta:word-count="1756" meta:character-count="10420"/>
  </office:meta>
</office:document-meta>
</file>